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background-color="#83caff"/>
    </style:style>
    <style:style style:name="P3" style:family="paragraph" style:parent-style-name="Heading_20_1" style:master-page-name="MP0">
      <style:paragraph-properties style:page-number="auto" fo:break-before="page"/>
    </style:style>
    <style:style style:name="P4" style:family="paragraph" style:parent-style-name="Heading_20_1">
      <style:paragraph-properties fo:break-before="page"/>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background-color="#83caff"/>
    </style:style>
    <style:style style:name="T3" style:family="text">
      <style:text-properties fo:background-color="transparent"/>
    </style:style>
    <style:style style:name="T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ject Proposal</text:h>
      <text:p text:style-name="Standard">– Submitted by Zachary Zimmerman –</text:p>
      <text:p text:style-name="Standard"/>
      <text:p text:style-name="Standard"><text:tab/>One of my favorite hobbies is camping; however, one of my least favorite parts of that hobby is planning the trip. Typically, my plans are written <text:span text:style-name="T3">in</text:span> a shared Google document, but I find this method inefficient in many ways. I plan to improve trip planning with my project by making it easier and quicker. My project idea is to create a website to aid in the planning of a camping trip.</text:p>
      <text:p text:style-name="Standard"/>
      <text:p text:style-name="Standard"><text:tab/>This site will allow all campers involved in a trip to sign up and access trip information. From the trip page, campers will be able to see important dates and times, view checklists of what they need to bring. Users will also be able to access uploaded files such as park maps, topographical maps, or pictures through the database. Updated weather information will be displayed for the area the trip is taking place.</text:p>
      <text:p text:style-name="Standard"/>
      <text:p text:style-name="Standard"><text:tab/>Saved checklists will be an advantageous feature that will allow a user to create and save reusable checklists for any type of trip. For example, a user may have a checklist created for a two day winter camping trip that contains all the gear and food they will need for that particular kind of trip. This will help to make sure all the necessary gear and food will be remembered. </text:p>
      <text:p text:style-name="Standard"/>
      <text:p text:style-name="Standard"><text:tab/>In addition, another feature I plan to implement for trip safety is an alert setting to notify a user's emergency contacts if he/she does not check-in to the website within a few days of the group’s scheduled return. This alert will include any updated information that may have been posted during the trip along with any other important notes to aid in a rescue.<text:span text:style-name="T2"> </text:span></text:p>
      <text:p text:style-name="Standard"/>
      <text:p text:style-name="Standard"><text:tab/>Implemented security features at all levels will protect against unauthorized use, and authorized users will securely log in with their own credentials. Database users with limited roles will have access to the database, and stored passwords will be hashed. All user input will be properly sanitized to prevent code injection or any other unintended effects.</text:p>
      <text:p text:style-name="P2"/>
      <text:p text:style-name="Standard"><text:tab/></text:p>
      <text:p text:style-name="Standard"/>
      <text:h text:style-name="P4" text:outline-level="1">Depth <office:annotation><dc:creator>Unknown Author</dc:creator><dc:date>2014-09-01T22:40:17.86</dc:date><text:p text:style-name="P5"><text:span text:style-name="T4">I skipped this section for now.</text:span></text:p></office:annotation>Requirements</text:h>
      <text:p text:style-name="Standard"/>
      <text:p text:style-name="P1">1 – Design a project development and implementation plan.</text:p>
      <text:p text:style-name="Standard"/>
      <text:p text:style-name="Standard"><text:tab/>A detailed written plan will guide the development process of the project. All requirements and intended functionality will be recorded. All steps taken throughout the project and all the code will be clearly documented.</text:p>
      <text:p text:style-name="Standard"/>
      <text:p text:style-name="P1">2 – Value teamwork, leadership, and consensus building. <text:s/></text:p>
      <text:p text:style-name="Standard"/>
      <text:p text:style-name="Standard"><text:tab/>Teamwork will be highly valuable during development of the project. All members of the team will provide insight into project analysis and implementation. A consensus among team members will help drive development through agreement and team harmony.</text:p>
      <text:p text:style-name="Standard"/>
      <text:p text:style-name="P1">3 – Develop consulting, decision making and time management skills. <text:s/></text:p>
      <text:p text:style-name="Standard"/>
      <text:p text:style-name="Standard"><text:tab/>The team will carefully analyze the different facets of the project to create a reasonable time table for project completion. Thorough planning will help make quicker and well-informed decisions.</text:p>
      <text:p text:style-name="Standard"/>
      <text:p text:style-name="P1">4 – Identify and specify the processes which solve the organizational problem being addresses. <text:s/></text:p>
      <text:p text:style-name="Standard"/>
      <text:p text:style-name="Standard"><text:tab/>The trip planning, trip sharing, and repository of trip information processes will help to ease the problem of planning a camping trip.</text:p>
      <text:p text:style-name="Standard"/>
      <text:p text:style-name="P1">5 – Explain and develop standards and policies associated with the project. <text:s/></text:p>
      <text:p text:style-name="Standard"/>
      <text:p text:style-name="Standard"><text:tab/>Appropriate programming practices will be used throughout the coding of the project. Strong security standards and policies will be put into place.</text:p>
      <text:p text:style-name="Standard"/>
      <text:p text:style-name="P1">6 – Explain the benefits of cross functional teams. <text:s/></text:p>
      <text:p text:style-name="Standard"/>
      <text:p text:style-name="Standard"><text:tab/>Cross-functional teams help to limit the 'bus factor' in programming. The bus factor expresses the concentration of information within a group. For example, if information and knowledge is highly concentrated, then the project will grind to a halt if a team member is hit by a bus. A cross-functional team discourages concentration of information among a few key members, allowing more developers to be hit by buses before a project loses too much information.</text:p>
      <text:p text:style-name="Standard"/>
      <text:p text:style-name="P1">7 – Explain and apply various life cycle concepts in engaging in and completing a project.</text:p>
      <text:p text:style-name="Standard"/>
      <text:p text:style-name="Standard"><text:soft-page-break/><text:tab/>Information gained from my studies will help me guide the project through all steps of development. From problem analysis to project development, to project testing, then implementation, every step will be analyzed.</text:p>
      <text:p text:style-name="Standard"/>
      <text:p text:style-name="P1">8 – Prepare appropriate end-user documentation.</text:p>
      <text:p text:style-name="P1"/>
      <text:p text:style-name="Standard"><text:span text:style-name="Default_20_Paragraph_20_Font"><text:span text:style-name="T1"><text:tab/></text:span></text:span>Adequate documentation will be written and available for the end-user to accommodate new users and those with limited computer skills. This documentation will describe all user functions in detail.</text:p>
      <text:p text:style-name="Standard"/>
      <text:p text:style-name="P1">9 – Explain how your project addresses the synthesis, application and analytical skills used throughout the degree program.</text:p>
      <text:p text:style-name="Standard"/>
      <text:p text:style-name="Standard"><text:tab/>I will use the aforementioned skills acquired through the degree program by carefully analyzing the problem at hand and creating synergy between the different fields of my studies.</text:p>
      <text:h text:style-name="P4" text:outline-level="1">Breadth Requirements</text:h>
      <text:h text:style-name="Heading_20_2" text:outline-level="2">Databases</text:h>
      <text:p text:style-name="Standard"/>
      <text:p text:style-name="Standard"><text:tab/>A MySQL database operating on the web server will provide a location for storing information for use by the site. Appropriate steps will be taken to ensure the security of the data through database user credentials with limited privileges.</text:p>
      <text:p text:style-name="Standard"/>
      <text:p text:style-name="Standard"><text:tab/>The database will store general information about camping trips, checklists for camping gear, user login credentials, trip advisories, and personal user information to allow for emergency communications. Additionally, the database will be a depository for any relevant trip files, such as park maps, topographical maps, or detailed itineraries. The interaction with the database will involve creating, deleting, updating, and inserting information.</text:p>
      <text:h text:style-name="Heading_20_2" text:outline-level="2">Documentation and Support</text:h>
      <text:p text:style-name="Standard"/>
      <text:p text:style-name="Standard"><text:tab/>Each facet of the project will be documented in detail. The documentation will include a through explanation of the inner workings of the project for use by developers looking to augment the system. The developer documentation will include sections on database structure, file structure, project specific objects, and explanations of specific sections of code. All code will also be commented to help readability.</text:p>
      <text:p text:style-name="Standard"/>
      <text:p text:style-name="Standard"><text:tab/>Documentation will also be written to help with the installation of the site on a LAMP server. This installation guide will include instructions for where to place the site files, how to set up the database, how to ensure that the site is accessible from the Internet, and any other useful notes for the maintenance and operation of the site. The installation instructions will also outline the minimum hardware and software requirements. For hardware, a fairly modern computer is required, equipped with a minimum of a 1 Ghz <text:s/>single core processor, 256 Mb of RAM, 25 Gb hard drive. The requirements will be higher if a high number of users are expected. A formal list of requirements will be included in the documentation. For software, the installer must use the latest versions of Linux, Apache, MySQL and PHP.</text:p>
      <text:p text:style-name="Standard"/>
      <text:p text:style-name="Standard"><text:tab/>End-users will have access to written documentation for help in operating the site. This documentation will be written at a level to help users that may have limited computer skills navigate the site. A privacy policy will be written to clearly tell the end-user what information is being collected from them and how that information will be used. Also, an acceptable use policy will be written to state what rules the end-user must follow while using the site.</text:p>
      <text:h text:style-name="Heading_20_2" text:outline-level="2">Information Assurance and Security</text:h>
      <text:p text:style-name="Standard"/>
      <text:p text:style-name="Standard"><text:soft-page-break/><text:tab/>Steps for information assurance and security will be taken whenever possible. The site will have a secure login system and hashed passwords to keep personal user data from other users or hackers. The code accessing the database will utilize user credentials with limited privileges. All user input will be properly sanitized to prevent code injection or any other unintended effects. I will look into implementing the HTTPS protocol to increase security. A privacy policy will be written to outline what information will be collected from users and what it will be used for. An acceptable usage policy will also be written to state the rules that users must follow when using the site.</text:p>
      <text:p text:style-name="Standard"/>
      <text:h text:style-name="Heading_20_2" text:outline-level="2">Networks</text:h>
      <text:p text:style-name="Standard"/>
      <text:p text:style-name="Standard"><text:tab/>The project will implement a web site that will be accessed through the Internet. The server will be created on a machine with a new installation of Linux. The server must have a working connection to the Internet. For the server to be accessed over the Internet, the network must route port 80 (443 for HTTPS) to the server. The end-user will access the site through a web browser. A formal list of requirements for networking will be included in the documentation.</text:p>
      <text:p text:style-name="Standard"/>
      <text:h text:style-name="Heading_20_2" text:outline-level="2">Programming</text:h>
      <text:p text:style-name="Standard"/>
      <text:p text:style-name="Standard"><text:tab/>The project will be written in PHP and SQL. These languages will be used to implement the page functionality and allow database interaction with the MySQL database. The database interaction will include selecting, deleting, adding, or changing records. Search functionality will also be implemented to get database records though key words. A weather API will be used to provide weather data. During project development, XML or JSON may be used if it is found to be necessary.</text:p>
      <text:p text:style-name="Standard"/>
      <text:h text:style-name="Heading_20_2" text:outline-level="2">Web Technologies</text:h>
      <text:p text:style-name="Standard"/>
      <text:p text:style-name="Standard"><text:tab/>The final project will be a web site that can be accessed through the Internet by the end-user. The web site will be hosted on a machine running Linux, with Apache, MySQL, and PHP being the primary tools to run the site. HTML and CSS will be used to create the user interface, and PHP will drive the underlying functionality of the site.</text:p>
      <text:p text:style-name="Standard"/>
      <text:h text:style-name="P4" text:outline-level="1">Research Area(s)</text:h>
      <text:p text:style-name="Standard"/>
      <text:p text:style-name="Standard"><text:tab/>For this project, I will research the creation and maintenance of a web server that I create from scratch on my own hardware. I will start with a basic Linux installation and from there learn to implement and configure Apache, MySQL, and PHP. I will research additional software that may help server performance and security. I will also identify and implement the best security practices for configuration of the server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DejaVu Sans"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1665in" fo:margin-bottom="0.0417in"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665in" fo:margin-bottom="0.0417in"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Project Proposal</dc:title>
    <meta:initial-creator>ITS</meta:initial-creator>
    <meta:creation-date>2012-08-20T14:50:00Z</meta:creation-date>
    <dc:date>2014-09-02T01:09:37.16</dc:date>
    <meta:editing-cycles>16</meta:editing-cycles>
    <meta:editing-duration>PT4H2M12S</meta:editing-duration>
    <meta:document-statistic meta:table-count="0" meta:image-count="0" meta:object-count="0" meta:page-count="6" meta:paragraph-count="45" meta:word-count="1555" meta:character-count="9574"/>
    <meta:user-defined meta:name="Info 1"/>
    <meta:user-defined meta:name="Info 2"/>
    <meta:user-defined meta:name="Info 3"/>
    <meta:user-defined meta:name="Info 4"/>
    <meta:template xlink:type="simple" xlink:actuate="onRequest" xlink:title="" xlink:href="../../AppData/Local/Temp/Project%20Proposal.odt/Normal"/>
  </office:meta>
</office:document-meta>
</file>